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61cm"/>
    </style:style>
    <style:style style:name="gr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5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6" draw:text-style-name="P1" draw:layer="layout" svg:x1="3.159cm" svg:y1="10.655cm" svg:x2="3.159cm" svg:y2="10.02cm">
            <text:p/>
          </draw:line>
          <draw:frame draw:style-name="gr7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7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6" draw:text-style-name="P1" draw:layer="layout" svg:x1="12.373cm" svg:y1="12.128cm" svg:x2="12.373cm" svg:y2="11.493cm">
            <text:p/>
          </draw:line>
          <draw:frame draw:style-name="gr7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7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0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0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6" draw:text-style-name="P1" draw:layer="layout" svg:x1="13.446cm" svg:y1="16.243cm" svg:x2="13.446cm" svg:y2="15.608cm">
            <text:p/>
          </draw:line>
          <draw:frame draw:style-name="gr7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7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6" draw:text-style-name="P1" draw:layer="layout" svg:x1="11.976cm" svg:y1="18.795cm" svg:x2="11.976cm" svg:y2="18.16cm">
            <text:p/>
          </draw:line>
          <draw:frame draw:style-name="gr7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7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6" draw:text-style-name="P1" draw:layer="layout" svg:x1="36.122cm" svg:y1="8.623cm" svg:x2="36.122cm" svg:y2="7.988cm">
            <text:p/>
          </draw:line>
          <draw:frame draw:style-name="gr7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7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9" draw:text-style-name="P1" draw:layer="layout" svg:x1="1.89cm" svg:y1="3.546cm" svg:x2="3.16cm" svg:y2="3.544cm">
          <text:p/>
        </draw:line>
        <draw:frame draw:style-name="gr10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2" draw:text-style-name="P1" draw:layer="layout" svg:x1="19.658cm" svg:y1="3.416cm" svg:x2="19.023cm" svg:y2="3.416cm">
            <text:p/>
          </draw:line>
          <draw:line draw:style-name="gr12" draw:text-style-name="P1" draw:layer="layout" svg:x1="19.658cm" svg:y1="4.686cm" svg:x2="19.023cm" svg:y2="4.686cm">
            <text:p/>
          </draw:line>
          <draw:line draw:style-name="gr12" draw:text-style-name="P1" draw:layer="layout" svg:x1="19.023cm" svg:y1="3.416cm" svg:x2="19.023cm" svg:y2="4.686cm">
            <text:p/>
          </draw:line>
          <draw:line draw:style-name="gr9" draw:text-style-name="P1" draw:layer="layout" svg:x1="18.272cm" svg:y1="3.67cm" svg:x2="19.023cm" svg:y2="3.67cm">
            <text:p/>
          </draw:line>
          <draw:line draw:style-name="gr9" draw:text-style-name="P1" draw:layer="layout" svg:x1="18.272cm" svg:y1="4.432cm" svg:x2="19.023cm" svg:y2="4.43cm">
            <text:p/>
          </draw:line>
          <draw:circle draw:style-name="gr13" draw:text-style-name="P1" draw:layer="layout" svg:width="1.27cm" svg:height="1.27cm" svg:x="19.034cm" svg:y="3.416cm" draw:kind="arc" draw:start-angle="272.08" draw:end-angle="90.95">
            <text:p/>
          </draw:circle>
          <draw:line draw:style-name="gr9" draw:text-style-name="P1" draw:layer="layout" svg:x1="20.315cm" svg:y1="4.053cm" svg:x2="21.066cm" svg:y2="4.051cm">
            <text:p/>
          </draw:line>
        </draw:g>
        <draw:g>
          <draw:line draw:style-name="gr12" draw:text-style-name="P1" draw:layer="layout" svg:x1="19.669cm" svg:y1="5.321cm" svg:x2="18.653cm" svg:y2="5.321cm">
            <text:p/>
          </draw:line>
          <draw:line draw:style-name="gr12" draw:text-style-name="P1" draw:layer="layout" svg:x1="19.669cm" svg:y1="6.591cm" svg:x2="18.653cm" svg:y2="6.591cm">
            <text:p/>
          </draw:line>
          <draw:line draw:style-name="gr9" draw:text-style-name="P1" draw:layer="layout" svg:x1="18.272cm" svg:y1="5.575cm" svg:x2="19.161cm" svg:y2="5.575cm">
            <text:p/>
          </draw:line>
          <draw:line draw:style-name="gr9" draw:text-style-name="P1" draw:layer="layout" svg:x1="18.272cm" svg:y1="6.337cm" svg:x2="19.161cm" svg:y2="6.335cm">
            <text:p/>
          </draw:line>
          <draw:circle draw:style-name="gr13" draw:text-style-name="P1" draw:layer="layout" svg:width="1.27cm" svg:height="1.27cm" svg:x="19.034cm" svg:y="5.321cm" draw:kind="arc" draw:start-angle="272.08" draw:end-angle="90.95">
            <text:p/>
          </draw:circle>
          <draw:circle draw:style-name="gr13" draw:text-style-name="P1" draw:layer="layout" svg:width="1.27cm" svg:height="1.27cm" svg:x="18.018cm" svg:y="5.321cm" draw:kind="arc" draw:start-angle="272.08" draw:end-angle="90.95">
            <text:p/>
          </draw:circle>
          <draw:line draw:style-name="gr9" draw:text-style-name="P1" draw:layer="layout" svg:x1="20.315cm" svg:y1="5.958cm" svg:x2="21.066cm" svg:y2="5.956cm">
            <text:p/>
          </draw:line>
        </draw:g>
        <draw:g>
          <draw:line draw:style-name="gr12" draw:text-style-name="P1" draw:layer="layout" svg:x1="19.669cm" svg:y1="7.226cm" svg:x2="18.653cm" svg:y2="7.226cm">
            <text:p/>
          </draw:line>
          <draw:line draw:style-name="gr12" draw:text-style-name="P1" draw:layer="layout" svg:x1="19.669cm" svg:y1="8.496cm" svg:x2="18.653cm" svg:y2="8.496cm">
            <text:p/>
          </draw:line>
          <draw:line draw:style-name="gr9" draw:text-style-name="P1" draw:layer="layout" svg:x1="18.272cm" svg:y1="7.48cm" svg:x2="18.907cm" svg:y2="7.48cm">
            <text:p/>
          </draw:line>
          <draw:line draw:style-name="gr9" draw:text-style-name="P1" draw:layer="layout" svg:x1="18.272cm" svg:y1="8.242cm" svg:x2="18.907cm" svg:y2="8.242cm">
            <text:p/>
          </draw:line>
          <draw:circle draw:style-name="gr13" draw:text-style-name="P1" draw:layer="layout" svg:width="1.27cm" svg:height="1.27cm" svg:x="19.034cm" svg:y="7.226cm" draw:kind="arc" draw:start-angle="272.08" draw:end-angle="90.95">
            <text:p/>
          </draw:circle>
          <draw:circle draw:style-name="gr13" draw:text-style-name="P1" draw:layer="layout" svg:width="1.27cm" svg:height="1.27cm" svg:x="18.018cm" svg:y="7.226cm" draw:kind="arc" draw:start-angle="272.08" draw:end-angle="90.95">
            <text:p/>
          </draw:circle>
          <draw:ellipse draw:style-name="gr13" draw:text-style-name="P1" draw:layer="layout" svg:width="1.27cm" svg:height="1.016cm" svg:x="17.891cm" svg:y="7.353cm" draw:kind="arc" draw:start-angle="272.08" draw:end-angle="90.95">
            <text:p/>
          </draw:ellipse>
          <draw:line draw:style-name="gr9" draw:text-style-name="P1" draw:layer="layout" svg:x1="20.315cm" svg:y1="7.863cm" svg:x2="21.066cm" svg:y2="7.861cm">
            <text:p/>
          </draw:line>
        </draw:g>
        <draw:custom-shape draw:style-name="gr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8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49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5" draw:text-style-name="P1" draw:layer="layout" draw:type="curve" svg:x1="23.352cm" svg:y1="18.521cm" svg:x2="23.352cm" svg:y2="18.521cm" draw:start-shape="id1" draw:end-shape="id1" svg:d="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0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2" draw:text-style-name="P1" draw:layer="layout" svg:x1="19.034cm" svg:y1="12.302cm" svg:x2="19.796cm" svg:y2="13.064cm">
            <text:p/>
          </draw:line>
          <draw:line draw:style-name="gr12" draw:text-style-name="P1" draw:layer="layout" svg:x1="19.288cm" svg:y1="13.064cm" svg:x2="19.796cm" svg:y2="13.064cm">
            <text:p/>
          </draw:line>
          <draw:line draw:style-name="gr15" draw:text-style-name="P1" draw:layer="layout" svg:x1="19.288cm" svg:y1="13.064cm" svg:x2="19.923cm" svg:y2="13.826cm">
            <text:p/>
          </draw:line>
          <draw:frame draw:style-name="gr10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0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6" draw:text-style-name="P1" draw:layer="layout" svg:x1="8.493cm" svg:y1="9.385cm" svg:x2="9.128cm" svg:y2="9.385cm">
            <text:p/>
          </draw:line>
          <draw:frame draw:style-name="gr7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7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3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3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2" draw:text-style-name="P1" draw:layer="layout" svg:x1="24.241cm" svg:y1="4.051cm" svg:x2="22.96cm" svg:y2="3.416cm">
            <text:p/>
          </draw:line>
          <draw:line draw:style-name="gr12" draw:text-style-name="P1" draw:layer="layout" svg:x1="24.241cm" svg:y1="4.051cm" svg:x2="22.96cm" svg:y2="4.686cm">
            <text:p/>
          </draw:line>
          <draw:line draw:style-name="gr12" draw:text-style-name="P1" draw:layer="layout" svg:x1="22.96cm" svg:y1="3.416cm" svg:x2="22.96cm" svg:y2="4.686cm">
            <text:p/>
          </draw:line>
          <draw:line draw:style-name="gr9" draw:text-style-name="P1" draw:layer="layout" svg:x1="22.22cm" svg:y1="4.053cm" svg:x2="22.971cm" svg:y2="4.051cm">
            <text:p/>
          </draw:line>
          <draw:line draw:style-name="gr9" draw:text-style-name="P1" draw:layer="layout" svg:x1="24.252cm" svg:y1="4.053cm" svg:x2="25.003cm" svg:y2="4.051cm">
            <text:p/>
          </draw:line>
          <draw:custom-shape draw:style-name="gr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.889cm" svg:y1="4.178cm" svg:x2="3.159cm" svg:y2="4.176cm">
          <text:p/>
        </draw:line>
        <draw:line draw:style-name="gr9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6" draw:text-style-name="P1" draw:layer="layout" svg:x1="8.69cm" svg:y1="14.084cm" svg:x2="8.69cm" svg:y2="13.449cm">
            <text:p/>
          </draw:line>
          <draw:frame draw:style-name="gr7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7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6" draw:text-style-name="P1" draw:layer="layout" svg:x1="3.413cm" svg:y1="13.011cm" svg:x2="4.048cm" svg:y2="13.011cm">
            <text:p/>
          </draw:line>
          <draw:frame draw:style-name="gr7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7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2" draw:text-style-name="P1" draw:layer="layout" svg:x1="24.368cm" svg:y1="5.956cm" svg:x2="24.368cm" svg:y2="6.464cm">
            <text:p/>
          </draw:line>
          <draw:line draw:style-name="gr12" draw:text-style-name="P1" draw:layer="layout" svg:x1="23.86cm" svg:y1="6.464cm" svg:x2="24.876cm" svg:y2="6.464cm">
            <text:p/>
          </draw:line>
          <draw:line draw:style-name="gr12" draw:text-style-name="P1" draw:layer="layout" svg:x1="24.368cm" svg:y1="6.972cm" svg:x2="24.876cm" svg:y2="6.464cm">
            <text:p/>
          </draw:line>
          <draw:line draw:style-name="gr12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6" draw:text-style-name="P1" draw:layer="layout" svg:x1="8.649cm" svg:y1="7.096cm" svg:x2="8.649cm" svg:y2="6.461cm">
              <text:p/>
            </draw:line>
            <draw:frame draw:style-name="gr7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7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9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0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10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0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0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6" draw:text-style-name="P1" draw:layer="layout" svg:x1="9.95cm" svg:y1="13.297cm" svg:x2="9.95cm" svg:y2="12.662cm">
              <text:p/>
            </draw:line>
            <draw:frame draw:style-name="gr7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7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9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0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10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0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0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0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0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6" draw:text-style-name="P1" draw:layer="layout" svg:x1="3.721cm" svg:y1="18.899cm" svg:x2="3.721cm" svg:y2="18.264cm">
              <text:p/>
            </draw:line>
            <draw:frame draw:style-name="gr7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7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6" draw:text-style-name="P1" draw:layer="layout" svg:x1="6.922cm" svg:y1="18.899cm" svg:x2="6.922cm" svg:y2="18.264cm">
              <text:p/>
            </draw:line>
            <draw:frame draw:style-name="gr7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7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0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6" draw:text-style-name="P1" draw:layer="layout" svg:x1="14.021cm" svg:y1="18.899cm" svg:x2="14.021cm" svg:y2="18.264cm">
              <text:p/>
            </draw:line>
            <draw:frame draw:style-name="gr7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7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6" draw:text-style-name="P1" draw:layer="layout" svg:x1="17.222cm" svg:y1="18.899cm" svg:x2="17.222cm" svg:y2="18.264cm">
              <text:p/>
            </draw:line>
            <draw:frame draw:style-name="gr7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7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9" draw:text-style-name="P1" draw:layer="layout" svg:x1="16.172cm" svg:y1="17.129cm" svg:x2="16.172cm" svg:y2="15.732cm">
            <text:p/>
          </draw:line>
          <draw:custom-shape draw:style-name="gr1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0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0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1-29T13:43:38</dc:date>
    <meta:editing-duration>PT9H11M38S</meta:editing-duration>
    <meta:editing-cycles>27</meta:editing-cycles>
    <meta:generator>LibreOffice/4.0.4.2$Linux_X86_64 LibreOffice_project/400m0$Build-2</meta:generator>
    <dc:creator>Mark Johnson</dc:creator>
    <meta:document-statistic meta:object-count="369"/>
  </office:meta>
</office:document-meta>
</file>